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ext-properties officeooo:paragraph-rsid="0006f8e5"/>
    </style:style>
    <style:style style:name="P2" style:family="paragraph" style:parent-style-name="Standard">
      <style:paragraph-properties fo:text-align="center" style:justify-single-word="false"/>
      <style:text-properties officeooo:paragraph-rsid="0006f8e5"/>
    </style:style>
    <style:style style:name="P3" style:family="paragraph" style:parent-style-name="Standard">
      <style:paragraph-properties fo:margin-top="0in" fo:margin-bottom="0in" style:contextual-spacing="false" fo:text-align="end" style:justify-single-word="false"/>
      <style:text-properties fo:font-weight="normal" officeooo:rsid="0006f8e5" officeooo:paragraph-rsid="0006f8e5" style:font-weight-asian="normal" style:font-weight-complex="normal"/>
    </style:style>
    <style:style style:name="P4" style:family="paragraph" style:parent-style-name="Standard">
      <style:paragraph-properties fo:margin-top="0in" fo:margin-bottom="0in" style:contextual-spacing="false" fo:text-align="start" style:justify-single-word="false"/>
      <style:text-properties fo:font-weight="normal" officeooo:rsid="0006f8e5" officeooo:paragraph-rsid="0006f8e5" style:font-weight-asian="normal" style:font-weight-complex="normal"/>
    </style:style>
    <style:style style:name="P5" style:family="paragraph" style:parent-style-name="Standard">
      <style:paragraph-properties fo:margin-top="0in" fo:margin-bottom="0in" style:contextual-spacing="false" fo:text-align="start" style:justify-single-word="false"/>
      <style:text-properties style:text-underline-style="solid" style:text-underline-width="auto" style:text-underline-color="font-color" fo:font-weight="normal" officeooo:rsid="0006f8e5" officeooo:paragraph-rsid="0006f8e5" style:font-weight-asian="normal" style:font-weight-complex="normal"/>
    </style:style>
    <style:style style:name="P6" style:family="paragraph" style:parent-style-name="Standard">
      <style:paragraph-properties fo:margin-top="0in" fo:margin-bottom="0in" style:contextual-spacing="false" fo:text-align="start" style:justify-single-word="false"/>
      <style:text-properties style:text-underline-style="solid" style:text-underline-width="auto" style:text-underline-color="font-color" fo:font-weight="bold" officeooo:rsid="0006f8e5" officeooo:paragraph-rsid="0006f8e5" style:font-weight-asian="bold" style:font-weight-complex="bold"/>
    </style:style>
    <style:style style:name="P7" style:family="paragraph" style:parent-style-name="Standard">
      <style:paragraph-properties fo:margin-top="0in" fo:margin-bottom="0in" style:contextual-spacing="false" fo:text-align="start" style:justify-single-word="false"/>
      <style:text-properties style:text-underline-style="none" fo:font-weight="normal" officeooo:rsid="0006f8e5" officeooo:paragraph-rsid="0006f8e5" style:font-weight-asian="normal" style:font-weight-complex="normal"/>
    </style:style>
    <style:style style:name="P8" style:family="paragraph" style:parent-style-name="Standard">
      <style:paragraph-properties fo:margin-top="0in" fo:margin-bottom="0in" style:contextual-spacing="false" fo:text-align="start" style:justify-single-word="false"/>
      <style:text-properties style:text-underline-style="none" fo:font-weight="normal" officeooo:rsid="0009811a" officeooo:paragraph-rsid="0009811a" style:font-weight-asian="normal" style:font-weight-complex="normal"/>
    </style:style>
    <style:style style:name="P9" style:family="paragraph" style:parent-style-name="Standard">
      <style:paragraph-properties fo:margin-top="0in" fo:margin-bottom="0in" style:contextual-spacing="false" fo:text-align="start" style:justify-single-word="false"/>
      <style:text-properties style:text-underline-style="none" fo:font-weight="normal" officeooo:rsid="000a46f5" officeooo:paragraph-rsid="000a46f5" style:font-weight-asian="normal" style:font-weight-complex="normal"/>
    </style:style>
    <style:style style:name="P10" style:family="paragraph" style:parent-style-name="Standard">
      <style:paragraph-properties fo:margin-top="0in" fo:margin-bottom="0in" style:contextual-spacing="false" fo:text-align="start" style:justify-single-word="false"/>
      <style:text-properties style:text-underline-style="none" fo:font-weight="normal" officeooo:rsid="000afd8c" officeooo:paragraph-rsid="000afd8c" style:font-weight-asian="normal" style:font-weight-complex="normal"/>
    </style:style>
    <style:style style:name="P11" style:family="paragraph" style:parent-style-name="Standard">
      <style:paragraph-properties fo:margin-top="0in" fo:margin-bottom="0in" style:contextual-spacing="false" fo:text-align="start" style:justify-single-word="false"/>
      <style:text-properties style:text-underline-style="none" fo:font-weight="normal" officeooo:rsid="000be873" officeooo:paragraph-rsid="000be873" style:font-weight-asian="normal" style:font-weight-complex="normal"/>
    </style:style>
    <style:style style:name="P12" style:family="paragraph" style:parent-style-name="Standard">
      <style:paragraph-properties fo:margin-top="0in" fo:margin-bottom="0in" style:contextual-spacing="false" fo:text-align="start" style:justify-single-word="false"/>
      <style:text-properties style:text-underline-style="none" fo:font-weight="normal" officeooo:rsid="000cb095" officeooo:paragraph-rsid="000cb095" style:font-weight-asian="normal" style:font-weight-complex="normal"/>
    </style:style>
    <style:style style:name="T1" style:family="text">
      <style:text-properties fo:font-weight="bold" style:font-weight-asian="bold"/>
    </style:style>
    <style:style style:name="T2" style:family="text">
      <style:text-properties officeooo:rsid="0008062e"/>
    </style:style>
    <style:style style:name="T3" style:family="text">
      <style:text-properties officeooo:rsid="000a46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ahindra University, Spring 2023</text:span></text:p>
      <text:p text:style-name="P1"><text:span text:style-name="T1">EE507 Advanced Computer Architecture</text:span></text:p>
      <text:p text:style-name="P1"><text:span text:style-name="T1">Branch Prediction Programming Assignment</text:span></text:p>
      <text:p text:style-name="P1"><text:span text:style-name="T1"/></text:p>
      <text:p text:style-name="P3">Rishab Ramanathan</text:p>
      <text:p text:style-name="P3">19XJ1A0558</text:p>
      <text:p text:style-name="P4"/>
      <text:p text:style-name="P4"/>
      <text:p text:style-name="P6">Introduction</text:p>
      <text:p text:style-name="P5"/>
      <text:p text:style-name="P7">The assignment consists of 5 different branch prediction algorithms, which include: static always taken, static always not taken, dynamic last taken, dynamic bimodal, and dynamic bimodal with branch history. I understand that a sixth assignment, involving free choice in prediction algorithm, was also part of the assignment, but I couldn’t complete it within the given duration.</text:p>
      <text:p text:style-name="P7">All programs are written in C (purely for the purpose of speed). </text:p>
      <text:p text:style-name="P7"/>
      <text:p text:style-name="P6">The Predictors</text:p>
      <text:p text:style-name="P7"/>
      <text:p text:style-name="P7">1) Static <text:span text:style-name="T2">Always Taken / Static Always Not Taken:</text:span></text:p>
      <text:p text:style-name="P8"/>
      <text:p text:style-name="P8">Static Taken maxes accuracy for Trace 4 (~94.5%), and minimizes accuracy for Trace 8 (~33.4%), <text:span text:style-name="T3">while the opposite is true for Static Always Not Taken. Higher accuracy percentages for static taken would generally imply the existence of loop branching statements (continuously large number of taken branch, with only the last branch not taken)</text:span></text:p>
      <text:p text:style-name="P9">Being a fairly straightforward algorithm to implement, the time for the simulator to run is purely dependent on number of lines in the trace file, roughly averaging at 0.077 seconds per million lines.</text:p>
      <text:p text:style-name="P9"/>
      <text:p text:style-name="P10">2) Dynamic Last Taken</text:p>
      <text:p text:style-name="P10"/>
      <text:p text:style-name="P11">I chose to use a dynamically generated linked list for this implementation for the purpose of experimentation.</text:p>
      <text:p text:style-name="P11">- As the complete list and number of branches in the trace is unknown (by the very nature of branch prediction, only one target address instruction can be at a time in a scalar architecture), the memory in the code is allocated dynamically, with each unique target address holding an individual node.</text:p>
      <text:p text:style-name="P11">- Each new trace is searched for uniqueness in the list and is either (1) pushed into the list if it doesn’t exist in the history or (2) updated with the last taken value.</text:p>
      <text:p text:style-name="P11"/>
      <text:p text:style-name="P11">I chose to use a dynamic memory format, since a static list (arrays) would require unique trace size estimation, and overflow in unique traces would cause inaccuracies in prediction (not every address would be possible to be mapped to it’s last dynamic instance).</text:p>
      <text:p text:style-name="P11"/>
      <text:p text:style-name="P11">Accuracy among all the traces averages to ~80%, with maximums seem in trace 1 (97%) and minimums seen in trace 2 (61%). Owing to the algorithm, an increase in accuracy would ideally be seen in target addresses maintaining the previous taken state, and conversely a drop in accuracy would imply volatility (the same target shifting between taken and not taken states frequently).</text:p>
      <text:p text:style-name="P11"/>
      <text:p text:style-name="P12">This simulated implementation is not feasible in a hardware environment, as there is no real method to dynamically generate physical memory space. This is why the next two branch predictors are implemented keeping a static memory space (arrays) in mi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0:36:19.193457658</meta:creation-date>
    <dc:date>2023-03-13T11:38:24.690564479</dc:date>
    <meta:editing-duration>PT33M45S</meta:editing-duration>
    <meta:editing-cycles>6</meta:editing-cycles>
    <meta:generator>LibreOffice/7.3.7.2$Linux_X86_64 LibreOffice_project/30$Build-2</meta:generator>
    <meta:document-statistic meta:table-count="0" meta:image-count="0" meta:object-count="0" meta:page-count="1" meta:paragraph-count="19" meta:word-count="433" meta:character-count="2691" meta:non-whitespace-character-count="2276"/>
  </office:meta>
</office:document-meta>
</file>